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8708F361172EB0B7A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e86ae" draw:textarea-horizontal-align="justify" draw:textarea-vertical-align="middle" draw:auto-grow-height="false" fo:min-height="1cm" fo:min-width="5cm"/>
      <style:paragraph-properties style:writing-mode="lr-tb"/>
    </style:style>
    <style:style style:name="gr2" style:family="graphic" style:parent-style-name="standard">
      <style:graphic-properties draw:fill="solid" draw:fill-color="#b7b3ca" draw:textarea-horizontal-align="justify" draw:textarea-vertical-align="middle" draw:auto-grow-height="false" fo:min-height="1cm" fo:min-width="5cm"/>
      <style:paragraph-properties style:writing-mode="lr-tb"/>
    </style:style>
    <style:style style:name="gr3" style:family="graphic" style:parent-style-name="standard">
      <style:graphic-properties draw:fill="solid" draw:fill-color="#dedce6" draw:textarea-horizontal-align="justify" draw:textarea-vertical-align="middle" draw:auto-grow-height="false" fo:min-height="1cm" fo:min-width="5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0.751cm" fo:min-width="2.5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e86a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solid" draw:fill-color="#b7b3ca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solid" draw:fill-color="#dedce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d7"/>
      <style:paragraph-properties fo:text-align="center"/>
      <style:text-properties fo:font-size="14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5cm" svg:height="1.25cm" svg:x="12.25cm" svg:y="5cm">
          <text:p text:style-name="P1"><text:span text:style-name="T1">WEB 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cm" svg:height="1.25cm" svg:x="16.25cm" svg:y="7.75cm">
          <text:p text:style-name="P1"><text:span text:style-name="T1">MULTIMEDI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cm" svg:height="1.25cm" svg:x="8.25cm" svg:y="7.75cm">
          <text:p text:style-name="P1"><text:span text:style-name="T1">PERS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5cm" svg:height="1.25cm" svg:x="4cm" svg:y="10cm">
          <text:p text:style-name="P1"><text:span text:style-name="T1">GMAI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5cm" svg:height="1.25cm" svg:x="4cm" svg:y="12.25cm">
          <text:p text:style-name="P1"><text:span text:style-name="T1">DRIV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.5cm" svg:height="1.25cm" svg:x="20.5cm" svg:y="10cm">
          <text:p text:style-name="P1"><text:span text:style-name="T1">GOOGLE PL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5.5cm" svg:height="1.25cm" svg:x="20.5cm" svg:y="12.25cm">
          <text:p text:style-name="P1"><text:span text:style-name="T1">YOUTUB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cm" svg:y1="6.25cm" svg:x2="11cm" svg:y2="7.75cm" draw:start-shape="id1" draw:start-glue-point="2" draw:end-shape="id2" draw:end-glue-point="0" svg:d="M15000 6250v750h-4000v750" svg:viewBox="0 0 4001 1501">
          <text:p/>
        </draw:connector>
        <draw:connector draw:style-name="gr4" draw:text-style-name="P1" draw:layer="layout" svg:x1="15cm" svg:y1="6.25cm" svg:x2="19cm" svg:y2="7.75cm" draw:start-shape="id1" draw:start-glue-point="2" draw:end-shape="id3" draw:end-glue-point="0" svg:d="M15000 6250v750h4000v750" svg:viewBox="0 0 4001 1501">
          <text:p/>
        </draw:connector>
        <draw:connector draw:style-name="gr4" draw:text-style-name="P1" draw:layer="layout" svg:x1="11cm" svg:y1="9cm" svg:x2="9.5cm" svg:y2="10.625cm" draw:start-shape="id2" draw:start-glue-point="2" draw:end-shape="id4" draw:end-glue-point="1" svg:d="M11000 9000v1625h-1500" svg:viewBox="0 0 1501 1626">
          <text:p/>
        </draw:connector>
        <draw:connector draw:style-name="gr4" draw:text-style-name="P1" draw:layer="layout" svg:x1="11cm" svg:y1="9cm" svg:x2="9.5cm" svg:y2="12.875cm" draw:start-shape="id2" draw:start-glue-point="2" draw:end-shape="id5" draw:end-glue-point="1" svg:d="M11000 9000v3875h-1500" svg:viewBox="0 0 1501 3876">
          <text:p/>
        </draw:connector>
        <draw:connector draw:style-name="gr4" draw:text-style-name="P1" draw:layer="layout" svg:x1="19cm" svg:y1="9cm" svg:x2="20.5cm" svg:y2="10.625cm" draw:start-shape="id3" draw:start-glue-point="2" draw:end-shape="id6" draw:end-glue-point="3" svg:d="M19000 9000v1625h1500" svg:viewBox="0 0 1501 1626">
          <text:p/>
        </draw:connector>
        <draw:connector draw:style-name="gr4" draw:text-style-name="P1" draw:layer="layout" svg:x1="19cm" svg:y1="9cm" svg:x2="20.5cm" svg:y2="12.875cm" draw:start-shape="id3" draw:end-shape="id7" draw:end-glue-point="3" svg:d="M19000 9000v3875h1500" svg:viewBox="0 0 1501 3876">
          <text:p/>
        </draw:connector>
        <draw:frame draw:style-name="gr5" draw:text-style-name="P1" draw:layer="layout" svg:width="6.378cm" svg:height="3.588cm" svg:x="12cm" svg:y="1.25cm">
          <draw:image xlink:href="Pictures/1000000100000F00000008708F361172EB0B7A9D.png" xlink:type="simple" xlink:show="embed" xlink:actuate="onLoad" draw:mime-type="image/png">
            <text:p/>
          </draw:image>
        </draw:frame>
        <draw:custom-shape draw:style-name="gr6" draw:text-style-name="P5" draw:layer="layout" svg:width="3cm" svg:height="1cm" draw:transform="rotate (-0.150272848596712) translate (9.534cm 3.812cm)">
          <text:p text:style-name="P1"><text:span text:style-name="T2">Portfolio</text:span></text:p>
          <draw:enhanced-geometry svg:viewBox="0 0 21600 21600" draw:text-areas="0 0 21600 21600" draw:type="pentagon-right" draw:modifiers="16648.05064978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cm" svg:height="1cm" draw:transform="rotate (-0.143989663289532) translate (5.643cm 6.58cm)">
          <text:p text:style-name="P1"><text:span text:style-name="T2">Programa</text:span></text:p>
          <draw:enhanced-geometry svg:viewBox="0 0 21600 21600" draw:text-areas="0 0 21600 21600" draw:mirror-horizontal="false" draw:mirror-vertical="false" draw:type="pentagon-right" draw:modifiers="16648.05064978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3cm" svg:height="1cm" draw:transform="rotate (-0.15707963267949) translate (1.406cm 8.75cm)">
          <text:p text:style-name="P1"><text:span text:style-name="T2">Proyectos</text:span></text:p>
          <draw:enhanced-geometry svg:viewBox="0 0 21600 21600" draw:text-areas="0 0 21600 21600" draw:type="pentagon-right" draw:modifiers="16648.05064978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6b5e9b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4T22:01:15.269000000</meta:creation-date>
    <dc:date>2023-02-04T22:42:33.754000000</dc:date>
    <meta:editing-duration>PT24S</meta:editing-duration>
    <meta:editing-cycles>1</meta:editing-cycles>
    <meta:document-statistic meta:object-count="17"/>
    <meta:generator>LibreOffice/7.3.5.2$Windows_X86_64 LibreOffice_project/184fe81b8c8c30d8b5082578aee2fed2ea847c01</meta:generator>
  </office:meta>
</office:document-meta>
</file>